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margin-left="1.755cm" fo:margin-right="0cm" fo:text-indent="0cm" style:auto-text-indent="false">
        <style:tab-stops>
          <style:tab-stop style:position="1.755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1.78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style:font-name="Arial" fo:font-size="18pt" style:font-size-asian="18pt" style:font-size-complex="18pt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13" style:family="paragraph" style:parent-style-name="Standard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font-size-asian="12pt"/>
    </style:style>
    <style:style style:name="T5" style:family="text">
      <style:text-properties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/>
    </style:style>
    <style:style style:name="T9" style:family="text">
      <style:text-properties style:font-name="Arial" fo:font-size="12pt" style:text-underline-style="none" style:font-size-asian="12pt" style:font-size-complex="12pt"/>
    </style:style>
    <style:style style:name="T10" style:family="text">
      <style:text-properties style:font-name="Arial"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mpte Rendu - Chapitre 2<text:tab/><text:tab/><text:tab/><text:tab/><text:span text:style-name="T2">Graignic Guillaume</text:span></text:p>
      <text:p text:style-name="P10">Analyse syntaxique descendante<text:tab/><text:tab/><text:tab/><text:span text:style-name="T2">Olivier Cadoret</text:span></text:p>
      <text:p text:style-name="P8"/>
      <text:p text:style-name="P11"/>
      <text:p text:style-name="P14">I/ Nouvelle grammaire LL(1)</text:p>
      <text:p text:style-name="P11"/>
      <text:p text:style-name="P11">&lt;Fichier&gt; <text:s text:c="4"/><text:tab/>--&gt; &lt;Expr&gt; "/000"</text:p>
      <text:p text:style-name="P11">&lt;Expr&gt; <text:s text:c="7"/><text:tab/>--&gt; &lt;Termb&gt; &lt;SuiteExpr&gt; </text:p>
      <text:p text:style-name="P11">&lt;SuiteExpr&gt; <text:tab/>--&gt; "ou" &lt;Termb&gt; &lt;SuiteExpr&gt; | ε</text:p>
      <text:p text:style-name="P11">&lt;Termb&gt; <text:s text:c="6"/>--&gt; &lt;Facteurb&gt; &lt;SuiteTermb&gt;</text:p>
      <text:p text:style-name="P11">&lt;SuiteTermb&gt; --&gt; "et" &lt;Facteurb&gt; &lt;SuiteTermb&gt; | ε</text:p>
      <text:p text:style-name="P11">&lt;Facteurb&gt; <text:s/><text:tab/>--&gt; &lt;Relation&gt; | "(" &lt;Expr&gt; ")" |</text:p>
      <text:p text:style-name="P11"><text:s text:c="18"/><text:tab/> <text:s text:c="5"/>"si" &lt;Expr&gt; "alors" &lt;Expr&gt; "sinon" &lt;Expr&gt; "fsi"</text:p>
      <text:p text:style-name="P11">&lt;Relation&gt; <text:s/><text:tab/>--&gt; &lt;Ident&gt; &lt;Op&gt; &lt;Ident&gt;</text:p>
      <text:p text:style-name="P11">&lt;Op&gt; <text:s text:c="3"/><text:tab/>--&gt; "=" | "&lt;&gt;" | "&lt;" | "&gt;" | "&gt;=" | "&lt;="</text:p>
      <text:p text:style-name="P11"/>
      <text:p text:style-name="P14">II/ Preuve de la propriété LL(1)</text:p>
      <text:p text:style-name="P12"/>
      <text:p text:style-name="P12">Montrons que la grammaire est LL(1)</text:p>
      <text:p text:style-name="P12">Il y a trois non-terminaux avec alternants</text:p>
      <text:p text:style-name="P12">Pour &lt;SuiteExpr&gt; --&gt; "ou" &lt;Termb&gt; &lt;SuiteExpr&gt; | ε :</text:p>
      <text:p text:style-name="Standard"><text:span text:style-name="T9"><text:tab/>premier("ou" &lt;Termb&gt; &lt;SuiteExpr&gt;) = {"ou"} et premier(ε) = ∅ donc</text:span></text:p>
      <text:p text:style-name="Standard"><text:span text:style-name="T9"><text:tab/>premier("ou" &lt;Termb&gt; &lt;SuiteExpr&gt;) ⋂ premier(ε) = ∅</text:span></text:p>
      <text:p text:style-name="Standard"><text:span text:style-name="T9"><text:tab/>null(&lt;SuiteExpr&gt;) avec premier(&lt;SuiteExpr&gt;) = {"ou"} et </text:span></text:p>
      <text:p text:style-name="Standard"><text:span text:style-name="T9"><text:tab/><text:tab/><text:tab/><text:tab/> <text:s text:c="5"/>suivant(&lt;SuiteExpr&gt;) = {&lt;Termb&gt;} toujours ≠ {"ou"}</text:span></text:p>
      <text:p text:style-name="Standard"><text:span text:style-name="T9"><text:tab/>premier(&lt;SuiteExpr&gt;) ⋂ suivant(&lt;SuiteExpr&gt;) = ∅</text:span></text:p>
      <text:p text:style-name="Standard"><text:span text:style-name="T9"><text:tab/>Il existe un unique alternant ε tq null(ε)</text:span></text:p>
      <text:p text:style-name="P12">Pour &lt;SuiteTermb&gt; --&gt; "et" &lt;Facteurb&gt; &lt;SuiteTermb&gt; | ε :</text:p>
      <text:p text:style-name="Standard"><text:span text:style-name="T9"><text:tab/>premier("et" &lt;Facteurb&gt; &lt;SuiteTermb&gt;) = {"et"} et premier(ε) = ∅ donc</text:span></text:p>
      <text:p text:style-name="Standard"><text:span text:style-name="T9"><text:tab/>premier(("et" &lt;Facteurb&gt; &lt;SuiteTermb&gt;) ⋂ premier(ε) = ∅</text:span></text:p>
      <text:p text:style-name="Standard"><text:span text:style-name="T9"><text:tab/>null(&lt;SuiteTermb&gt;) avec premier(&lt;SuiteTermb&gt;) = {"et"} et </text:span></text:p>
      <text:p text:style-name="Standard"><text:span text:style-name="T9"><text:tab/><text:tab/><text:tab/><text:tab/> <text:s text:c="5"/>suivant(&lt;SuiteTermb&gt;) = {&lt;Facteurb&gt;} toujours ≠ {"et"}</text:span></text:p>
      <text:p text:style-name="Standard"><text:span text:style-name="T9"><text:tab/>premier(&lt;SuiteTermb&gt;) ⋂ suivant(&lt;SuiteTermb&gt;) = ∅</text:span></text:p>
      <text:p text:style-name="Standard"><text:span text:style-name="T9"><text:tab/>Il existe un unique alternant ε tq null(ε)</text:span></text:p>
      <text:p text:style-name="Standard"><text:span text:style-name="T9">Pour &lt;Facteurb&gt; --&gt; &lt;Relation&gt; | "(" &lt;Expr&gt; ")" |</text:span></text:p>
      <text:p text:style-name="P11"><text:span text:style-name="T9"><text:s text:c="18"/><text:tab/> <text:s text:c="5"/><text:tab/> <text:s/>"si" &lt;Expr&gt; "alors" &lt;Expr&gt; "sinon" &lt;Expr&gt; "fsi"</text:span></text:p>
      <text:p text:style-name="Standard"><text:span text:style-name="T9"><text:tab/>premier(&lt;Relation&gt;) = &lt;Ident&gt; qui commence toujours par une lettre,</text:span></text:p>
      <text:p text:style-name="Standard"><text:span text:style-name="T9"><text:tab/>premier("(" &lt;Expr&gt; ")" ) = {"("} et</text:span></text:p>
      <text:p text:style-name="Standard"><text:span text:style-name="T9"><text:tab/>premier("si" &lt;Expr&gt; "alors" &lt;Expr&gt; "sinon" &lt;Expr&gt; "fsi") = {"si"} donc</text:span></text:p>
      <text:p text:style-name="Standard"><text:span text:style-name="T9"><text:tab/>premier(&lt;Relation&gt;) ⋂ premier("(" &lt;Expr&gt; ")" ) ⋂ premier("si" &lt;Expr&gt; "alors" &lt;Expr&gt;</text:span></text:p>
      <text:p text:style-name="Standard"><text:span text:style-name="T9"><text:tab/>"sinon" &lt;Expr&gt; "fsi") = ∅ et non null(&lt;Facteurb&gt;)</text:span></text:p>
      <text:p text:style-name="Standard"><text:span text:style-name="T9">D'après le corollaire la grammaire est donc LL(1)</text:span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oft-page-break/><text:span text:style-name="T10">III/ Réponses aux questions</text:span></text:p>
      <text:p text:style-name="P12"/>
      <text:p text:style-name="P13">Question 2.1</text:p>
      <text:p text:style-name="P12">Les commentaires peuvent être insérer à n'importe quel endroit du code et donc, ne relève pas de l'analyse syntaxique. C'est pour cela qu'ils sont ignorés lors de l'analyse </text:p>
      <text:p text:style-name="P12">lexicale.</text:p>
      <text:p text:style-name="P12"/>
      <text:p text:style-name="P12"/>
      <text:p text:style-name="P13">Question 2.2</text:p>
      <text:p text:style-name="P12">Le fait de construire un arbre et de tester la correspondance des types de chaque unité lexicale remplace la pile. Avec cette implémentation, on est aussi garanti d'avoir un bon </text:p>
      <text:p text:style-name="P12">parenthèsage.</text:p>
      <text:p text:style-name="P12"/>
      <text:p text:style-name="P13">Question 2.3</text:p>
      <text:p text:style-name="P12">On utilise une grammaire LL(1) de manière à avoir une seule dérivation de règle possible lorsque l'on se place sur la première unité lexicale de celle-ci. Cela rend </text:p>
      <text:p text:style-name="P12">l'implémentation du compilateur beaucoup plus simple car il suffit de regarder la première unité lexicale de la liste fournit par l'analyseur lexical pour savoir comment dériver </text:p>
      <text:p text:style-name="P12">la règle courante.</text:p>
      <text:p text:style-name="P12"/>
      <text:p text:style-name="P13">Question 2.4</text:p>
      <text:p text:style-name="P12">Un arbre abstrait est beaucoup plus simple et agréable à lire.</text:p>
      <text:p text:style-name="P12">En effet, dans un arbre concret, toutes les différentes dérivations apparaissent (même les dérivations en epsilon) ce qui rend celui-ci très pénible à lire, contrairement à un </text:p>
      <text:p text:style-name="P12">arbre abstrait qui ne fait apparaitre que les informations intéressantes.</text:p>
      <text:p text:style-name="P12"/>
      <text:p text:style-name="P15"><text:span text:style-name="T6">IV/ Code et jeux de tests commentés</text:span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5T00:33:11.63</meta:creation-date>
    <dc:date>2010-11-22T16:06:30.88</dc:date>
    <meta:editing-duration>PT04H43M13S</meta:editing-duration>
    <meta:editing-cycles>49</meta:editing-cycles>
    <meta:generator>OpenOffice.org/3.2$Win32 OpenOffice.org_project/320m18$Build-9502</meta:generator>
    <meta:document-statistic meta:table-count="0" meta:image-count="0" meta:object-count="0" meta:page-count="2" meta:paragraph-count="53" meta:word-count="460" meta:character-count="3052"/>
  </office:meta>
</office:document-meta>
</file>